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526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 can solve this problem using a semi-brute-force method by using maximum number of five such that number of five is divisible by 3. <text:line-break/><text:line-break/>In layman's terms, we will see if <text:bookmark text:name="MathJax-Element-1-Frame"/><text:span text:style-name="T1">N </text:span>is divisible by 3. If not, we will check for all <text:bookmark text:name="MathJax-Element-2-Frame"/><text:span text:style-name="T1">i </text:span>whether <text:span text:style-name="T1">N-i</text:span> <text:bookmark text:name="MathJax-Element-3-Frame"/>is divisible by <text:span text:style-name="T1">3</text:span> <text:bookmark text:name="MathJax-Element-4-Frame"/>and <text:bookmark text:name="MathJax-Element-5-Frame"/>by <text:span text:style-name="T1">5</text:span> <text:bookmark text:name="MathJax-Element-6-Frame"/>. The first <text:bookmark text:name="MathJax-Element-7-Frame"/><text:span text:style-name="T1">i </text:span>to satisfy these conditions will be the number of threes and <text:bookmark text:name="MathJax-Element-8-Frame"/><text:span text:style-name="T1">N-i </text:span>the number of fives. </text:p>
      <text:p text:style-name="Text_20_body"/>
      <text:p text:style-name="Text_20_body"><text:span text:style-name="Strong_20_Emphasis">O(1) solution and editorial</text:span> by <text:a xlink:type="simple" xlink:href="https://hackerrank.com/DOSHI" text:style-name="Internet_20_link" text:visited-style-name="Visited_20_Internet_20_Link">Vineet</text:a> <text:line-break/><text:line-break/>Note: Number of three at the end can only occur 0, 5 or 10 times and not 15 or more times! </text:p>
      <text:p text:style-name="Text_20_body">To exploit this condition, we notice that a pattern follows: <text:line-break/>For example: </text:p>
      <text:p text:style-name="Standard"><text:bookmark text:name="MathJax-Element-9-Frame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1:02:01.205616708</meta:creation-date>
    <dc:date>2016-06-05T11:15:13.293102519</dc:date>
    <meta:editing-duration>PT9M25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1" meta:paragraph-count="3" meta:word-count="112" meta:character-count="568" meta:non-whitespace-character-count="451"/>
  </office:meta>
</office:document-meta>
</file>